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Nous avons effectué des tests JUnit sur la partie compilateur du code, car nous avons jugé qu'elle était la plus importante, et donc à vérifier en priorité.</text:p>
      <text:p text:style-name="P1"><text:tab/>Les tests ont été effectués de manière "classique" : pour chaque fichier, un document de test <text:s/>a été écrit, et nous avons rédigé des fonctions testant les différents paramètres (en entrée et en sortie) de chaque fonction d'origine. Dans le cas où une fonction ou des variables étaient privées, elles ont été passées en "public" le temps du test, puis la fonction test a été commentée, et les éléments concernés repassés en "private".</text:p>
      <text:p text:style-name="P1"><text:tab/>L'intégralité du compilateur a été testé de cette manière.Au final, les tests se sont bien passés, sans problèmes majeurs. Le cas échéant, ces problèmes ont donné lieu à des corrections sur le code d'origine.</text:p>
      <text:p text:style-name="P1"><text:tab/></text:p>
      <text:p text:style-name="P1">PS : La taille du texte est normale, on a pas beaucoup de place pour mettre ça dans le rapport f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22M37S</meta:editing-duration>
    <meta:editing-cycles>4</meta:editing-cycles>
    <meta:generator>OpenOffice.org/3.2$Win32 OpenOffice.org_project/320m12$Build-9483</meta:generator>
    <dc:date>2011-04-29T15:44:17.61</dc:date>
    <meta:document-statistic meta:table-count="0" meta:image-count="0" meta:object-count="0" meta:page-count="1" meta:paragraph-count="5" meta:word-count="155" meta:character-count="902"/>
    <meta:user-defined meta:name="Info 1"/>
    <meta:user-defined meta:name="Info 2"/>
    <meta:user-defined meta:name="Info 3"/>
    <meta:user-defined meta:name="Info 4"/>
  </office:meta>
</office:document-meta>
</file>